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b6630" officeooo:paragraph-rsid="001b6630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text-underline-style="none" fo:font-weight="normal" officeooo:rsid="001b6630" officeooo:paragraph-rsid="001b6630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b6630" officeooo:paragraph-rsid="001b6630" style:font-size-asian="12pt" style:font-weight-asian="bold" style:font-size-complex="12pt" style:font-weight-complex="bold"/>
    </style:style>
    <style:style style:name="P4" style:family="paragraph" style:parent-style-name="Preformatted_20_Text" style:list-style-name="L4">
      <style:text-properties officeooo:paragraph-rsid="001ddf1e"/>
    </style:style>
    <style:style style:name="P5" style:family="paragraph" style:parent-style-name="Preformatted_20_Text" style:list-style-name="L4">
      <style:paragraph-properties fo:margin-top="0cm" fo:margin-bottom="0.499cm" style:contextual-spacing="false"/>
      <style:text-properties officeooo:paragraph-rsid="001ddf1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ddf1e" officeooo:paragraph-rsid="001ddf1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officeooo:rsid="001e3c39" officeooo:paragraph-rsid="001e3c39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2" style:family="paragraph" style:parent-style-name="Text_20_body" style:list-style-name="L4">
      <style:text-properties style:font-name="Liberation Serif" fo:font-size="12pt" officeooo:paragraph-rsid="001ddf1e" style:font-size-asian="12pt" style:font-size-complex="12pt"/>
    </style:style>
    <style:style style:name="P13" style:family="paragraph" style:parent-style-name="Text_20_body">
      <style:text-properties style:font-name="Liberation Serif" fo:font-size="12pt" fo:font-weight="bold" officeooo:paragraph-rsid="001ddf1e" style:font-size-asian="12pt" style:font-size-complex="12pt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text-properties officeooo:paragraph-rsid="001ddf1e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officeooo:rsid="001d6b12"/>
    </style:style>
    <style:style style:name="T3" style:family="text">
      <style:text-properties officeooo:rsid="001ddf1e"/>
    </style:style>
    <style:style style:name="T4" style:family="text">
      <style:text-properties fo:font-weight="bold"/>
    </style:style>
    <style:style style:name="T5" style:family="text">
      <style:text-properties fo:font-weight="bold" officeooo:rsid="001ddf1e"/>
    </style:style>
    <style:style style:name="T6" style:family="text">
      <style:text-properties fo:font-weight="normal" officeooo:rsid="001ddf1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jwt, react-router dom <text:span text:style-name="T2">y api externa</text:span></text:p>
      <text:p text:style-name="P2"><text:span text:style-name="T1"/></text:p>
      <text:p text:style-name="P2"><text:span text:style-name="T1">Desarrollar una aplicación que gestione la navegación entre zonas públicas y privadas utilizando </text:span><text:span text:style-name="Source_20_Text"><text:span text:style-name="T1">react-router-dom</text:span></text:span><text:span text:style-name="T1"> y autenticación vía Tokens JWT.</text:span></text:p>
      <text:p text:style-name="Text_20_body"><text:span text:style-name="T1">Debes construir el portal web de una </text:span><text:span text:style-name="Strong_20_Emphasis"><text:span text:style-name="T1">Asociación Profesional</text:span></text:span><text:span text:style-name="T1">.</text:span></text:p>
      <text:list text:style-name="L1">
        <text:list-item>
          <text:p text:style-name="P8"><text:span text:style-name="Strong_20_Emphasis"><text:span text:style-name="T1">Zona Pública:</text:span></text:span><text:span text:style-name="T1"> Cualquier visitante puede ver la portada (</text:span><text:span text:style-name="Source_20_Text"><text:span text:style-name="T1">Home</text:span></text:span><text:span text:style-name="T1">) con un mensaje de bienvenida.</text:span></text:p>
        </text:list-item>
        <text:list-item>
          <text:p text:style-name="P8"><text:span text:style-name="Strong_20_Emphasis"><text:span text:style-name="T1">Zona Privada:</text:span></text:span><text:span text:style-name="T1"> Solo los socios registrados pueden acceder al área de </text:span><text:span text:style-name="Source_20_Text"><text:span text:style-name="T1">Miembros</text:span></text:span><text:span text:style-name="T1"> para consultar el listado de colegas (datos que vendrán de una API externa).</text:span></text:p>
        </text:list-item>
        <text:list-item>
          <text:p text:style-name="P8"><text:span text:style-name="Strong_20_Emphasis"><text:span text:style-name="T1">Navegación:</text:span></text:span><text:span text:style-name="T1"> La aplicación debe gestionar la URL del navegador para que el usuario pueda ir y volver, y compartir enlaces (si tiene permiso).</text:span></text:p>
        </text:list-item>
      </text:list>
      <text:p text:style-name="P1"><text:span text:style-name="Source_20_Text"><text:span text:style-name="T1"/></text:span></text:p>
      <text:p text:style-name="Text_20_body"><text:span text:style-name="Strong_20_Emphasis"><text:span text:style-name="T1">Estructura de Rutas requerida:</text:span></text:span></text:p>
      <text:list text:style-name="L2">
        <text:list-item>
          <text:p text:style-name="P9"><text:span text:style-name="Strong_20_Emphasis"><text:span text:style-name="Source_20_Text"><text:span text:style-name="T1">/</text:span></text:span></text:span><text:span text:style-name="Strong_20_Emphasis"><text:span text:style-name="T1"> (Home):</text:span></text:span></text:p>
          <text:list>
            <text:list-item>
              <text:p text:style-name="P10">Muestra: "Bienvenido al Portal de la Asociación".</text:p>
            </text:list-item>
            <text:list-item>
              <text:p text:style-name="P10">Muestra un enlace (Link) para ir al Login si no estás logueado.</text:p>
            </text:list-item>
            <text:list-item>
              <text:p text:style-name="P10">Muestra un enlace para ir a "Miembros" si ya estás logueado.</text:p>
            </text:list-item>
          </text:list>
        </text:list-item>
        <text:list-item>
          <text:p text:style-name="P9"><text:span text:style-name="Strong_20_Emphasis"><text:span text:style-name="Source_20_Text"><text:span text:style-name="T1">/login</text:span></text:span></text:span><text:span text:style-name="Strong_20_Emphasis"><text:span text:style-name="T1"> (Login):</text:span></text:span></text:p>
          <text:list>
            <text:list-item>
              <text:p text:style-name="P10">Formulario de usuario y contraseña.</text:p>
            </text:list-item>
            <text:list-item>
              <text:p text:style-name="P9"><text:span text:style-name="T1">Al enviar: Llama al backend. Si hay éxito, guarda el token en </text:span><text:span text:style-name="Source_20_Text"><text:span text:style-name="T1">localStorage</text:span></text:span><text:span text:style-name="T1"> y </text:span><text:span text:style-name="Strong_20_Emphasis"><text:span text:style-name="T1">redirige automáticamente</text:span></text:span><text:span text:style-name="T1"> (useNavigate) a la zona de miembros.</text:span></text:p>
            </text:list-item>
          </text:list>
        </text:list-item>
        <text:list-item>
          <text:p text:style-name="P9"><text:span text:style-name="Strong_20_Emphasis"><text:span text:style-name="Source_20_Text"><text:span text:style-name="T1">/miembros</text:span></text:span></text:span><text:span text:style-name="Strong_20_Emphasis"><text:span text:style-name="T1"> (Privada):</text:span></text:span></text:p>
          <text:list>
            <text:list-item>
              <text:p text:style-name="P9"><text:span text:style-name="Strong_20_Emphasis"><text:span text:style-name="T1">Protección:</text:span></text:span><text:span text:style-name="T1"> Esta ruta debe estar envuelta en un componente </text:span><text:span text:style-name="Source_20_Text"><text:span text:style-name="T1">&lt;RequireAuth&gt;</text:span></text:span><text:span text:style-name="T1">. Si el usuario entra aquí sin token, debe ser </text:span><text:span text:style-name="Strong_20_Emphasis"><text:span text:style-name="T1">redirigido inmediatamente</text:span></text:span><text:span text:style-name="T1"> al </text:span><text:span text:style-name="Source_20_Text"><text:span text:style-name="T1">/login</text:span></text:span><text:span text:style-name="T1">.</text:span></text:p>
            </text:list-item>
            <text:list-item>
              <text:p text:style-name="P9"><text:span text:style-name="Strong_20_Emphasis"><text:span text:style-name="T1">Contenido:</text:span></text:span><text:span text:style-name="T1"> Hace </text:span><text:span text:style-name="Source_20_Text"><text:span text:style-name="T1">fetch</text:span></text:span><text:span text:style-name="T1"> al endpoint protegido del backend y pinta la lista.</text:span></text:p>
            </text:list-item>
          </text:list>
        </text:list-item>
      </text:list>
      <text:p text:style-name="Text_20_body"><text:span text:style-name="Strong_20_Emphasis"><text:span text:style-name="T1">Barra de Navegación (Navbar):</text:span></text:span></text:p>
      <text:list text:style-name="L3">
        <text:list-item>
          <text:p text:style-name="P11">Debe ser visible en todas las páginas.</text:p>
        </text:list-item>
        <text:list-item>
          <text:p text:style-name="P14"><text:span text:style-name="T1">Debe contener enlaces (</text:span><text:span text:style-name="Source_20_Text"><text:span text:style-name="T1">&lt;Link&gt;</text:span></text:span><text:span text:style-name="T1">) a "Inicio" y "Miembros".</text:span></text:p>
        </text:list-item>
        <text:list-item>
          <text:p text:style-name="P11">Si el usuario está logueado, debe aparecer un botón "Cerrar Sesión" que borre el token y redirija al inicio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Pasos a seguir <text:span text:style-name="T3">para preparar el backend:</text:span></text:p>
      <text:list text:style-name="L4">
        <text:list-item>
          <text:p text:style-name="P15"><text:span text:style-name="T1">Crea una carpeta nueva en tu escritorio (o donde tengas tus proyectos) llamada </text:span><text:span text:style-name="Source_20_Text"><text:span text:style-name="T1">backend-jwt</text:span></text:span><text:span text:style-name="T1">.</text:span></text:p>
        </text:list-item>
        <text:list-item>
          <text:p text:style-name="P12">Abre esa carpeta con VS Code.</text:p>
        </text:list-item>
        <text:list-item>
          <text:p text:style-name="P12">Abre la terminal y ejecuta estos comandos para instalar las librerías necesarias:</text:p>
          <text:p text:style-name="P4"><text:span text:style-name="Source_20_Text"><text:span text:style-name="T1">npm init -y</text:span></text:span></text:p>
          <text:p text:style-name="P5"><text:span text:style-name="Source_20_Text"><text:span text:style-name="T1">npm install express cors jsonwebtoken</text:span></text:span></text:p>
          <text:p text:style-name="P5"><text:span text:style-name="Source_20_Text"><text:span text:style-name="T1">npm install -D @types/express</text:span></text:span></text:p>
        </text:list-item>
        <text:list-item>
          <text:p text:style-name="P15"><text:span text:style-name="T1">Crea un archivo llamado </text:span><text:span text:style-name="Source_20_Text"><text:span text:style-name="T1">server.js</text:span></text:span><text:span text:style-name="T1"> dentro de esa carpeta.</text:span></text:p>
        </text:list-item>
        <text:list-item>
          <text:p text:style-name="P12"><text:span text:style-name="T6">Copia y pega el código del fichero server.js que se adjunto con el ejercicio</text:span></text:p>
        </text:list-item>
        <text:list-item>
          <text:p text:style-name="P15"><text:span text:style-name="T1">Para encenderlo, escribe en la terminal: </text:span><text:span text:style-name="Source_20_Text"><text:span text:style-name="T1">node server.js</text:span></text:span></text:p>
        </text:list-item>
      </text:list>
      <text:p text:style-name="P7">Nota: no olvides instalar react-router-dom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20:26:04.568513664</meta:creation-date>
    <dc:date>2026-02-02T20:37:26.920016212</dc:date>
    <meta:editing-duration>PT8M4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32" meta:word-count="346" meta:character-count="2092" meta:non-whitespace-character-count="1800"/>
  </office:meta>
</office:document-meta>
</file>